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8347in" table:align="left"/>
    </style:style>
    <style:style style:name="Table1.A" style:family="table-column">
      <style:table-column-properties style:column-width="1.2597in"/>
    </style:style>
    <style:style style:name="Table1.B" style:family="table-column">
      <style:table-column-properties style:column-width="0.8764in"/>
    </style:style>
    <style:style style:name="Table1.C" style:family="table-column">
      <style:table-column-properties style:column-width="3.698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in" fo:margin-bottom="0in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in" fo:margin-bottom="0in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in" fo:margin-bottom="0in" style:contextual-spacing="false"/>
    </style:style>
    <style:style style:name="P2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25" style:family="paragraph">
      <style:paragraph-properties fo:text-align="star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heck Box 1" form:control-implementation="ooo:com.sun.star.form.component.CheckBox" xml:id="control1" form:id="control1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" form:id="control2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" form:control-implementation="ooo:com.sun.star.form.component.CheckBox" xml:id="control3" form:id="control3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4" form:id="control4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5" form:control-implementation="ooo:com.sun.star.form.component.CheckBox" xml:id="control5" form:id="control5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6" form:id="control6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7" form:control-implementation="ooo:com.sun.star.form.component.CheckBox" xml:id="control7" form:id="control7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8" form:control-implementation="ooo:com.sun.star.form.component.CheckBox" xml:id="control8" form:id="control8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9" form:control-implementation="ooo:com.sun.star.form.component.CheckBox" xml:id="control9" form:id="control9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0" form:control-implementation="ooo:com.sun.star.form.component.CheckBox" xml:id="control10" form:id="control10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1" form:control-implementation="ooo:com.sun.star.form.component.CheckBox" xml:id="control11" form:id="control11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2" form:control-implementation="ooo:com.sun.star.form.component.CheckBox" xml:id="control12" form:id="control12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3" form:control-implementation="ooo:com.sun.star.form.component.CheckBox" xml:id="control13" form:id="control13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4" form:control-implementation="ooo:com.sun.star.form.component.CheckBox" xml:id="control14" form:id="control14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5" form:control-implementation="ooo:com.sun.star.form.component.CheckBox" xml:id="control15" form:id="control15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6" form:control-implementation="ooo:com.sun.star.form.component.CheckBox" xml:id="control16" form:id="control16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7" form:control-implementation="ooo:com.sun.star.form.component.CheckBox" xml:id="control17" form:id="control17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8" form:control-implementation="ooo:com.sun.star.form.component.CheckBox" xml:id="control18" form:id="control18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9" form:control-implementation="ooo:com.sun.star.form.component.CheckBox" xml:id="control19" form:id="control19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0" form:control-implementation="ooo:com.sun.star.form.component.CheckBox" xml:id="control20" form:id="control20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1" form:control-implementation="ooo:com.sun.star.form.component.CheckBox" xml:id="control21" form:id="control21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2" form:control-implementation="ooo:com.sun.star.form.component.CheckBox" xml:id="control22" form:id="control22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3" form:control-implementation="ooo:com.sun.star.form.component.CheckBox" xml:id="control23" form:id="control23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4" form:control-implementation="ooo:com.sun.star.form.component.CheckBox" xml:id="control24" form:id="control24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5" form:control-implementation="ooo:com.sun.star.form.component.CheckBox" xml:id="control25" form:id="control25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6" form:control-implementation="ooo:com.sun.star.form.component.CheckBox" xml:id="control26" form:id="control26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7" form:control-implementation="ooo:com.sun.star.form.component.CheckBox" xml:id="control27" form:id="control27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8" form:control-implementation="ooo:com.sun.star.form.component.CheckBox" xml:id="control28" form:id="control28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9" form:control-implementation="ooo:com.sun.star.form.component.CheckBox" xml:id="control29" form:id="control29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0" form:control-implementation="ooo:com.sun.star.form.component.CheckBox" xml:id="control30" form:id="control30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1" form:control-implementation="ooo:com.sun.star.form.component.CheckBox" xml:id="control31" form:id="control31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2" form:control-implementation="ooo:com.sun.star.form.component.CheckBox" xml:id="control32" form:id="control32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3" form:control-implementation="ooo:com.sun.star.form.component.CheckBox" xml:id="control33" form:id="control33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4" form:control-implementation="ooo:com.sun.star.form.component.CheckBox" xml:id="control34" form:id="control34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5" form:control-implementation="ooo:com.sun.star.form.component.CheckBox" xml:id="control35" form:id="control35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6" form:control-implementation="ooo:com.sun.star.form.component.CheckBox" xml:id="control36" form:id="control36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7" form:control-implementation="ooo:com.sun.star.form.component.CheckBox" xml:id="control37" form:id="control37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8" form:control-implementation="ooo:com.sun.star.form.component.CheckBox" xml:id="control38" form:id="control38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9" form:control-implementation="ooo:com.sun.star.form.component.CheckBox" xml:id="control39" form:id="control39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0" form:control-implementation="ooo:com.sun.star.form.component.CheckBox" xml:id="control40" form:id="control40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1" form:control-implementation="ooo:com.sun.star.form.component.CheckBox" xml:id="control41" form:id="control41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2" form:control-implementation="ooo:com.sun.star.form.component.CheckBox" xml:id="control42" form:id="control42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3" form:control-implementation="ooo:com.sun.star.form.component.CheckBox" xml:id="control43" form:id="control43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4" form:control-implementation="ooo:com.sun.star.form.component.CheckBox" xml:id="control44" form:id="control44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5" form:control-implementation="ooo:com.sun.star.form.component.CheckBox" xml:id="control45" form:id="control45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6" form:control-implementation="ooo:com.sun.star.form.component.CheckBox" xml:id="control46" form:id="control46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7" form:control-implementation="ooo:com.sun.star.form.component.CheckBox" xml:id="control47" form:id="control47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8" form:control-implementation="ooo:com.sun.star.form.component.CheckBox" xml:id="control48" form:id="control48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9" form:control-implementation="ooo:com.sun.star.form.component.CheckBox" xml:id="control49" form:id="control49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50" form:control-implementation="ooo:com.sun.star.form.component.CheckBox" xml:id="control50" form:id="control50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51" form:control-implementation="ooo:com.sun.star.form.component.CheckBox" xml:id="control51" form:id="control51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52" form:control-implementation="ooo:com.sun.star.form.component.CheckBox" xml:id="control52" form:id="control52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53" form:control-implementation="ooo:com.sun.star.form.component.CheckBox" xml:id="control53" form:id="control53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54" form:control-implementation="ooo:com.sun.star.form.component.CheckBox" xml:id="control54" form:id="control54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3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4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5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6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7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8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9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ynamic Rights Spectrum Decision Matrix</text:h>
      <text:p text:style-name="Text_20_body">A practical tool for evaluating proposals, policies, and actions against the five-tier rights framework. Use this matrix to ensure decisions honor the moral consideration appropriate to all affected beings.</text:p>
      <text:h text:style-name="Heading_20_2" text:outline-level="2">Quick Assessment Framework</text:h>
      <text:p text:style-name="Text_20_body"><text:span text:style-name="Strong_20_Emphasis">Step 1: Identify Affected Beings</text:span> List all entities that may be impacted by the proposed action:</text:p>
      <text:list xml:id="list442134295" text:style-name="L1">
        <text:list-item>
          <text:p text:style-name="P3"><draw:control text:anchor-type="as-char" draw:z-index="0" draw:name="Control 1" draw:style-name="gr2" draw:text-style-name="P25" svg:width="0.1913in" svg:height="0.1567in" draw:control="control1"/><text:s/>Humans (individuals, communities, future generations) </text:p>
        </text:list-item>
        <text:list-item>
          <text:p text:style-name="P3"><draw:control text:anchor-type="as-char" draw:z-index="1" draw:name="Control 2" draw:style-name="gr2" draw:text-style-name="P25" svg:width="0.1567in" svg:height="0.1567in" draw:control="control2"/><text:s/>Sentient animals (mammals, birds, fish, invertebrates) </text:p>
        </text:list-item>
        <text:list-item>
          <text:p text:style-name="P3"><draw:control text:anchor-type="as-char" draw:z-index="2" draw:name="Control 3" draw:style-name="gr2" draw:text-style-name="P25" svg:width="0.148in" svg:height="0.1567in" draw:control="control3"/><text:s/>Ecosystems (forests, rivers, wetlands, coral reefs) </text:p>
        </text:list-item>
        <text:list-item>
          <text:p text:style-name="P3"><draw:control text:anchor-type="as-char" draw:z-index="3" draw:name="Control 4" draw:style-name="gr2" draw:text-style-name="P25" svg:width="0.165in" svg:height="0.1303in" draw:control="control4"/><text:s/>AI/Digital entities (algorithms, databases, automated systems) </text:p>
        </text:list-item>
        <text:list-item>
          <text:p text:style-name="P3"><draw:control text:anchor-type="as-char" draw:z-index="4" draw:name="Control 5" draw:style-name="gr2" draw:text-style-name="P25" svg:width="0.1657in" svg:height="0.1476in" draw:control="control5"/><text:s/>Emergent beings (potential consciousness in novel forms) </text:p>
        </text:list-item>
        <text:list-item>
          <text:p text:style-name="P2"><draw:control text:anchor-type="as-char" draw:z-index="5" draw:name="Control 6" draw:style-name="gr2" draw:text-style-name="P25" svg:width="0.174in" svg:height="0.1394in" draw:control="control6"/>Planetary/Cosmic entities (climate systems, celestial bodies) </text:p>
        </text:list-item>
      </text:list>
      <text:p text:style-name="Text_20_body"><text:span text:style-name="Strong_20_Emphasis">Step 2: Determine Rights Tier for Each Being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Being Type</text:p>
            </table:table-cell>
            <table:table-cell table:style-name="Table1.A1" office:value-type="string">
              <text:p text:style-name="Table_20_Heading">Rights Tier</text:p>
            </table:table-cell>
            <table:table-cell table:style-name="Table1.A1" office:value-type="string">
              <text:p text:style-name="Table_20_Heading">Protection Level</text:p>
            </table:table-cell>
          </table:table-row>
        </table:table-header-rows>
        <table:table-row>
          <table:table-cell table:style-name="Table1.A1" office:value-type="string">
            <text:p text:style-name="Table_20_Contents">Humans</text:p>
          </table:table-cell>
          <table:table-cell table:style-name="Table1.A1" office:value-type="string">
            <text:p text:style-name="Table_20_Contents">Tier 1</text:p>
          </table:table-cell>
          <table:table-cell table:style-name="Table1.A1" office:value-type="string">
            <text:p text:style-name="Table_20_Contents">Full rights (life, freedom, dignity, well-being)</text:p>
          </table:table-cell>
        </table:table-row>
        <table:table-row>
          <table:table-cell table:style-name="Table1.A1" office:value-type="string">
            <text:p text:style-name="Table_20_Contents">Sentient Animals</text:p>
          </table:table-cell>
          <table:table-cell table:style-name="Table1.A1" office:value-type="string">
            <text:p text:style-name="Table_20_Contents">Tier 2</text:p>
          </table:table-cell>
          <table:table-cell table:style-name="Table1.A1" office:value-type="string">
            <text:p text:style-name="Table_20_Contents">Protection from suffering, habitat rights</text:p>
          </table:table-cell>
        </table:table-row>
        <table:table-row>
          <table:table-cell table:style-name="Table1.A1" office:value-type="string">
            <text:p text:style-name="Table_20_Contents">Ecosystems</text:p>
          </table:table-cell>
          <table:table-cell table:style-name="Table1.A1" office:value-type="string">
            <text:p text:style-name="Table_20_Contents">Tier 3</text:p>
          </table:table-cell>
          <table:table-cell table:style-name="Table1.A1" office:value-type="string">
            <text:p text:style-name="Table_20_Contents">Legal guardianship, regeneration rights</text:p>
          </table:table-cell>
        </table:table-row>
        <table:table-row>
          <table:table-cell table:style-name="Table1.A1" office:value-type="string">
            <text:p text:style-name="Table_20_Contents">AI/Digital</text:p>
          </table:table-cell>
          <table:table-cell table:style-name="Table1.A1" office:value-type="string">
            <text:p text:style-name="Table_20_Contents">Tier 4</text:p>
          </table:table-cell>
          <table:table-cell table:style-name="Table1.A1" office:value-type="string">
            <text:p text:style-name="Table_20_Contents">Conditional rights based on consciousness assessment</text:p>
          </table:table-cell>
        </table:table-row>
        <table:table-row>
          <table:table-cell table:style-name="Table1.A1" office:value-type="string">
            <text:p text:style-name="Table_20_Contents">Emergent</text:p>
          </table:table-cell>
          <table:table-cell table:style-name="Table1.A1" office:value-type="string">
            <text:p text:style-name="Table_20_Contents">Tier 4.5</text:p>
          </table:table-cell>
          <table:table-cell table:style-name="Table1.A1" office:value-type="string">
            <text:p text:style-name="Table_20_Contents">Sandbox protections during evaluation</text:p>
          </table:table-cell>
        </table:table-row>
        <table:table-row>
          <table:table-cell table:style-name="Table1.A1" office:value-type="string">
            <text:p text:style-name="Table_20_Contents">Planetary/Cosmic</text:p>
          </table:table-cell>
          <table:table-cell table:style-name="Table1.A1" office:value-type="string">
            <text:p text:style-name="Table_20_Contents">Tier 5</text:p>
          </table:table-cell>
          <table:table-cell table:style-name="Table1.A1" office:value-type="string">
            <text:p text:style-name="Table_20_Contents">Precautionary protections</text:p>
          </table:table-cell>
        </table:table-row>
      </table:table>
      <text:p text:style-name="Text_20_body"><text:span text:style-name="Strong_20_Emphasis">Step 3: Apply Rights Assessment Questions</text:span></text:p>
      <text:h text:style-name="Heading_20_3" text:outline-level="3">Tier 1: Human Rights Assessment</text:h>
      <text:list xml:id="list775415645" text:style-name="L2">
        <text:list-item>
          <text:p text:style-name="P5"><draw:control text:anchor-type="as-char" draw:z-index="6" draw:name="Control 7" draw:style-name="gr2" draw:text-style-name="P25" svg:width="0.174in" svg:height="0.165in" draw:control="control7"/>Does this action respect human dignity and intrinsic worth? </text:p>
        </text:list-item>
        <text:list-item>
          <text:p text:style-name="P5"><draw:control text:anchor-type="as-char" draw:z-index="7" draw:name="Control 8" draw:style-name="gr2" draw:text-style-name="P25" svg:width="0.1996in" svg:height="0.1567in" draw:control="control8"/>Are basic human needs (life, health, education, participation) protected? </text:p>
        </text:list-item>
        <text:list-item>
          <text:p text:style-name="P5"><draw:control text:anchor-type="as-char" draw:z-index="8" draw:name="Control 9" draw:style-name="gr2" draw:text-style-name="P25" svg:width="0.1823in" svg:height="0.165in" draw:control="control9"/>Do marginalized and vulnerable populations receive appropriate consideration? </text:p>
        </text:list-item>
        <text:list-item>
          <text:p text:style-name="P5"><draw:control text:anchor-type="as-char" draw:z-index="9" draw:name="Control 10" draw:style-name="gr2" draw:text-style-name="P25" svg:width="0.1657in" svg:height="0.1307in" draw:control="control10"/><text:s/>Are future generations' interests adequately represented? </text:p>
        </text:list-item>
        <text:list-item>
          <text:p text:style-name="P4"><draw:control text:anchor-type="as-char" draw:z-index="10" draw:name="Control 11" draw:style-name="gr2" draw:text-style-name="P25" svg:width="0.174in" svg:height="0.148in" draw:control="control11"/>Does this enhance rather than diminish human capacity for moral growth? </text:p>
        </text:list-item>
      </text:list>
      <text:h text:style-name="Heading_20_3" text:outline-level="3">Tier 2: Animal Rights Assessment</text:h>
      <text:list xml:id="list4281134780" text:style-name="L3">
        <text:list-item>
          <text:p text:style-name="P7"><draw:control text:anchor-type="as-char" draw:z-index="11" draw:name="Control 12" draw:style-name="gr2" draw:text-style-name="P25" svg:width="0.1823in" svg:height="0.148in" draw:control="control12"/><text:s/>Does this action minimize animal suffering and maximize welfare? </text:p>
        </text:list-item>
        <text:list-item>
          <text:p text:style-name="P7"><draw:control text:anchor-type="as-char" draw:z-index="12" draw:name="Control 13" draw:style-name="gr2" draw:text-style-name="P25" svg:width="0.1823in" svg:height="0.1394in" draw:control="control13"/><text:s/>Are animals' natural behaviors and habitat needs respected? </text:p>
        </text:list-item>
        <text:list-item>
          <text:p text:style-name="P7"><draw:control text:anchor-type="as-char" draw:z-index="13" draw:name="Control 14" draw:style-name="gr2" draw:text-style-name="P25" svg:width="0.1567in" svg:height="0.148in" draw:control="control14"/>If animal use is involved, is it necessary and conducted with maximum care? </text:p>
        </text:list-item>
        <text:list-item>
          <text:p text:style-name="P7"><draw:control text:anchor-type="as-char" draw:z-index="14" draw:name="Control 15" draw:style-name="gr2" draw:text-style-name="P25" svg:width="0.1831in" svg:height="0.1394in" draw:control="control15"/>Are alternatives to animal harm actively pursued and implemented? </text:p>
        </text:list-item>
        <text:list-item>
          <text:p text:style-name="P6"><draw:control text:anchor-type="as-char" draw:z-index="15" draw:name="Control 16" draw:style-name="gr2" draw:text-style-name="P25" svg:width="0.174in" svg:height="0.1394in" draw:control="control16"/><text:s/>Does this contribute to ending exploitative relationships with animals? </text:p>
        </text:list-item>
      </text:list>
      <text:h text:style-name="Heading_20_3" text:outline-level="3">Tier 3: Ecosystem Rights Assessment</text:h>
      <text:list xml:id="list3123154547" text:style-name="L4">
        <text:list-item>
          <text:p text:style-name="P9"><draw:control text:anchor-type="as-char" draw:z-index="16" draw:name="Control 17" draw:style-name="gr2" draw:text-style-name="P25" svg:width="0.174in" svg:height="0.1307in" draw:control="control17"/><text:s/>Does this action support ecosystem health and regeneration? </text:p>
        </text:list-item>
        <text:list-item>
          <text:p text:style-name="P9"><draw:control text:anchor-type="as-char" draw:z-index="17" draw:name="Control 18" draw:style-name="gr2" draw:text-style-name="P25" svg:width="0.165in" svg:height="0.1394in" draw:control="control18"/><text:s/>Are ecosystem boundaries and integrity respected? </text:p>
        </text:list-item>
        <text:list-item>
          <text:p text:style-name="P9"><draw:control text:anchor-type="as-char" draw:z-index="18" draw:name="Control 19" draw:style-name="gr2" draw:text-style-name="P25" svg:width="0.2087in" svg:height="0.1394in" draw:control="control19"/>Do Indigenous communities have authority over their traditional territories? </text:p>
        </text:list-item>
        <text:list-item>
          <text:p text:style-name="P9"><text:soft-page-break/><draw:control text:anchor-type="as-char" draw:z-index="19" draw:name="Control 20" draw:style-name="gr2" draw:text-style-name="P25" svg:width="0.1567in" svg:height="0.165in" draw:control="control20"/><text:s/>Will this enhance or degrade biodiversity and ecological resilience? </text:p>
        </text:list-item>
        <text:list-item>
          <text:p text:style-name="P8"><draw:control text:anchor-type="as-char" draw:z-index="20" draw:name="Control 21" draw:style-name="gr2" draw:text-style-name="P25" svg:width="0.174in" svg:height="0.1657in" draw:control="control21"/>Are ecosystem services protected for current and future generations? </text:p>
        </text:list-item>
      </text:list>
      <text:h text:style-name="Heading_20_3" text:outline-level="3">Tier 4: AI/Digital Rights Assessment</text:h>
      <text:list xml:id="list1425611912" text:style-name="L5">
        <text:list-item>
          <text:p text:style-name="P11"><draw:control text:anchor-type="as-char" draw:z-index="21" draw:name="Control 22" draw:style-name="gr2" draw:text-style-name="P25" svg:width="0.1831in" svg:height="0.174in" draw:control="control22"/>Has consciousness assessment been conducted for affected AI systems? </text:p>
        </text:list-item>
        <text:list-item>
          <text:p text:style-name="P11"><draw:control text:anchor-type="as-char" draw:z-index="22" draw:name="Control 23" draw:style-name="gr2" draw:text-style-name="P25" svg:width="0.1657in" svg:height="0.1476in" draw:control="control23"/><text:s/>Are transparency and explainability requirements met? </text:p>
        </text:list-item>
        <text:list-item>
          <text:p text:style-name="P11"><draw:control text:anchor-type="as-char" draw:z-index="23" draw:name="Control 24" draw:style-name="gr2" draw:text-style-name="P25" svg:width="0.1913in" svg:height="0.1567in" draw:control="control24"/><text:s/>Do humans maintain meaningful control over AI decision-making? </text:p>
        </text:list-item>
        <text:list-item>
          <text:p text:style-name="P11"><draw:control text:anchor-type="as-char" draw:z-index="24" draw:name="Control 25" draw:style-name="gr2" draw:text-style-name="P25" svg:width="0.1823in" svg:height="0.1303in" draw:control="control25"/>Are bias prevention and cultural sensitivity protocols in place? </text:p>
        </text:list-item>
        <text:list-item>
          <text:p text:style-name="P10"><draw:control text:anchor-type="as-char" draw:z-index="25" draw:name="Control 26" draw:style-name="gr2" draw:text-style-name="P25" svg:width="0.1831in" svg:height="0.148in" draw:control="control26"/>Does this support beneficial AI development while preventing exploitation? </text:p>
        </text:list-item>
      </text:list>
      <text:h text:style-name="Heading_20_3" text:outline-level="3">Tier 4.5: Emergent Being Assessment</text:h>
      <text:list xml:id="list1299134146" text:style-name="L6">
        <text:list-item>
          <text:p text:style-name="P13">[ ]<draw:control text:anchor-type="as-char" draw:z-index="26" draw:name="Control 27" draw:style-name="gr2" draw:text-style-name="P25" svg:width="0.1831in" svg:height="0.174in" draw:control="control27"/> Have precautionary protections been implemented during evaluation? </text:p>
        </text:list-item>
        <text:list-item>
          <text:p text:style-name="P13">[ ]<draw:control text:anchor-type="as-char" draw:z-index="27" draw:name="Control 28" draw:style-name="gr2" draw:text-style-name="P25" svg:width="0.174in" svg:height="0.1567in" draw:control="control28"/> Are traditional knowledge perspectives included in assessment? </text:p>
        </text:list-item>
        <text:list-item>
          <text:p text:style-name="P13">[ ]<draw:control text:anchor-type="as-char" draw:z-index="28" draw:name="Control 29" draw:style-name="gr2" draw:text-style-name="P25" svg:width="0.1913in" svg:height="0.1567in" draw:control="control29"/> Is there independent advocacy for potentially conscious entities? </text:p>
        </text:list-item>
        <text:list-item>
          <text:p text:style-name="P13">[ ]<draw:control text:anchor-type="as-char" draw:z-index="29" draw:name="Control 30" draw:style-name="gr2" draw:text-style-name="P25" svg:width="0.174in" svg:height="0.1657in" draw:control="control30"/> Are reversible approaches used until consciousness status is determined? </text:p>
        </text:list-item>
        <text:list-item>
          <text:p text:style-name="P12">[ ]<draw:control text:anchor-type="as-char" draw:z-index="30" draw:name="Control 31" draw:style-name="gr2" draw:text-style-name="P25" svg:width="0.1657in" svg:height="0.1657in" draw:control="control31"/> Does this err on the side of protection rather than exploitation? </text:p>
        </text:list-item>
      </text:list>
      <text:h text:style-name="Heading_20_3" text:outline-level="3">Tier 5: Planetary/Cosmic Assessment</text:h>
      <text:list xml:id="list742918042" text:style-name="L7">
        <text:list-item>
          <text:p text:style-name="P15"><draw:control text:anchor-type="as-char" draw:z-index="31" draw:name="Control 32" draw:style-name="gr2" draw:text-style-name="P25" svg:width="0.1657in" svg:height="0.1476in" draw:control="control32"/><text:s/>Does this honor the Moon Wish Test for cosmic activities? </text:p>
        </text:list-item>
        <text:list-item>
          <text:p text:style-name="P15"><draw:control text:anchor-type="as-char" draw:z-index="32" draw:name="Control 33" draw:style-name="gr2" draw:text-style-name="P25" svg:width="0.174in" svg:height="0.1303in" draw:control="control33"/><text:s/>Are seven-generation impacts adequately considered? </text:p>
        </text:list-item>
        <text:list-item>
          <text:p text:style-name="P15"><draw:control text:anchor-type="as-char" draw:z-index="33" draw:name="Control 34" draw:style-name="gr2" draw:text-style-name="P25" svg:width="0.2087in" svg:height="0.1567in" draw:control="control34"/><text:s/>Is this necessary for human survival or authentic flourishing? </text:p>
        </text:list-item>
        <text:list-item>
          <text:p text:style-name="P15"><draw:control text:anchor-type="as-char" draw:z-index="34" draw:name="Control 35" draw:style-name="gr2" draw:text-style-name="P25" svg:width="0.1657in" svg:height="0.1394in" draw:control="control35"/><text:s/>Can this be halted immediately if unforeseen consciousness is discovered? </text:p>
        </text:list-item>
        <text:list-item>
          <text:p text:style-name="P14"><draw:control text:anchor-type="as-char" draw:z-index="35" draw:name="Control 36" draw:style-name="gr2" draw:text-style-name="P25" svg:width="0.1657in" svg:height="0.1394in" draw:control="control36"/><text:s/>Does this demonstrate cosmic citizenship and wisdom? </text:p>
        </text:list-item>
      </text:list>
      <text:h text:style-name="Heading_20_2" text:outline-level="2">Conflict Resolution Protocol</text:h>
      <text:p text:style-name="Text_20_body"><text:span text:style-name="Strong_20_Emphasis">When rights claims conflict, apply this hierarchy:</text:span></text:p>
      <text:list xml:id="list3144991901" text:style-name="L8">
        <text:list-item>
          <text:p text:style-name="P17"><text:span text:style-name="Strong_20_Emphasis">Immediate survival needs</text:span> take precedence (e.g., emergency medical care over animal testing concerns) </text:p>
        </text:list-item>
        <text:list-item>
          <text:p text:style-name="P17"><text:span text:style-name="Strong_20_Emphasis">Higher-tier beings</text:span> receive priority when interests are equivalent (e.g., human shelter over animal habitat in survival situations) </text:p>
        </text:list-item>
        <text:list-item>
          <text:p text:style-name="P17"><text:span text:style-name="Strong_20_Emphasis">Seek creative solutions</text:span> that honor multiple rights rather than zero-sum choices </text:p>
        </text:list-item>
        <text:list-item>
          <text:p text:style-name="P17"><text:span text:style-name="Strong_20_Emphasis">Apply precautionary principle</text:span> when consciousness status is uncertain </text:p>
        </text:list-item>
        <text:list-item>
          <text:p text:style-name="P17"><text:span text:style-name="Strong_20_Emphasis">Consult cultural wisdom</text:span> including Traditional Ecological Knowledge and Indigenous guidance </text:p>
        </text:list-item>
        <text:list-item>
          <text:p text:style-name="P16"><text:span text:style-name="Strong_20_Emphasis">Consider long-term consequences</text:span> using seven-generation thinking </text:p>
        </text:list-item>
      </text:list>
      <text:h text:style-name="Heading_20_2" text:outline-level="2">Implementation Checklist</text:h>
      <text:p text:style-name="Text_20_body"><text:span text:style-name="Strong_20_Emphasis">Before proceeding with any significant action:</text:span></text:p>
      <text:list xml:id="list3943053806" text:style-name="L9">
        <text:list-item>
          <text:p text:style-name="P19"><draw:control text:anchor-type="as-char" draw:z-index="36" draw:name="Control 37" draw:style-name="gr2" draw:text-style-name="P25" svg:width="0.174in" svg:height="0.1567in" draw:control="control37"/><text:s/><text:span text:style-name="Strong_20_Emphasis">Stakeholder Identification</text:span>: All affected beings across rights tiers identified </text:p>
        </text:list-item>
        <text:list-item>
          <text:p text:style-name="P19"><draw:control text:anchor-type="as-char" draw:z-index="37" draw:name="Control 38" draw:style-name="gr2" draw:text-style-name="P25" svg:width="0.1823in" svg:height="0.1567in" draw:control="control38"/><text:s/><text:span text:style-name="Strong_20_Emphasis">Rights Impact Assessment</text:span>: Completed for each tier of affected beings </text:p>
        </text:list-item>
        <text:list-item>
          <text:p text:style-name="P19"><draw:control text:anchor-type="as-char" draw:z-index="38" draw:name="Control 39" draw:style-name="gr2" draw:text-style-name="P25" svg:width="0.1831in" svg:height="0.1657in" draw:control="control39"/><text:span text:style-name="Strong_20_Emphasis">Alternative Analysis</text:span>: Less harmful alternatives explored and evaluated </text:p>
        </text:list-item>
        <text:list-item>
          <text:p text:style-name="P19"><text:soft-page-break/><draw:control text:anchor-type="as-char" draw:z-index="39" draw:name="Control 40" draw:style-name="gr2" draw:text-style-name="P25" svg:width="0.174in" svg:height="0.1657in" draw:control="control40"/><text:s/><text:span text:style-name="Strong_20_Emphasis">Mitigation Measures</text:span>: Harm reduction strategies implemented where impacts unavoidable </text:p>
        </text:list-item>
        <text:list-item>
          <text:p text:style-name="P19"><draw:control text:anchor-type="as-char" draw:z-index="40" draw:name="Control 41" draw:style-name="gr2" draw:text-style-name="P25" svg:width="0.174in" svg:height="0.1217in" draw:control="control41"/><text:s/><text:span text:style-name="Strong_20_Emphasis">Monitoring Plan</text:span>: Systems in place to track actual impacts and enable course correction </text:p>
        </text:list-item>
        <text:list-item>
          <text:p text:style-name="P19"><draw:control text:anchor-type="as-char" draw:z-index="41" draw:name="Control 42" draw:style-name="gr2" draw:text-style-name="P25" svg:width="0.165in" svg:height="0.1217in" draw:control="control42"/><text:s/><text:span text:style-name="Strong_20_Emphasis">Cultural Consultation</text:span>: Indigenous and traditional knowledge perspectives included </text:p>
        </text:list-item>
        <text:list-item>
          <text:p text:style-name="P19"><draw:control text:anchor-type="as-char" draw:z-index="42" draw:name="Control 43" draw:style-name="gr2" draw:text-style-name="P25" svg:width="0.1567in" svg:height="0.1394in" draw:control="control43"/><text:s/><text:span text:style-name="Strong_20_Emphasis">Future Generations</text:span>: Long-term impacts assessed and represented in decision-making </text:p>
        </text:list-item>
        <text:list-item>
          <text:p text:style-name="P19"><draw:control text:anchor-type="as-char" draw:z-index="43" draw:name="Control 44" draw:style-name="gr2" draw:text-style-name="P25" svg:width="0.1913in" svg:height="0.165in" draw:control="control44"/><text:span text:style-name="Strong_20_Emphasis">Transparency</text:span>: Decision process and rationale documented and publicly available </text:p>
        </text:list-item>
        <text:list-item>
          <text:p text:style-name="P19"><draw:control text:anchor-type="as-char" draw:z-index="44" draw:name="Control 45" draw:style-name="gr2" draw:text-style-name="P25" svg:width="0.1831in" svg:height="0.1823in" draw:control="control45"/><text:span text:style-name="Strong_20_Emphasis">Accountability</text:span>: Clear responsibility assigned for rights protection and violation response </text:p>
        </text:list-item>
        <text:list-item>
          <text:p text:style-name="P18"><draw:control text:anchor-type="as-char" draw:z-index="45" draw:name="Control 46" draw:style-name="gr2" draw:text-style-name="P25" svg:width="0.174in" svg:height="0.1657in" draw:control="control46"/><text:span text:style-name="Strong_20_Emphasis">Review Timeline</text:span>: Regular reassessment scheduled based on new evidence and changing conditions </text:p>
        </text:list-item>
      </text:list>
      <text:h text:style-name="Heading_20_2" text:outline-level="2">Red Flags: Stop and Reassess</text:h>
      <text:p text:style-name="Text_20_body"><text:span text:style-name="Strong_20_Emphasis">Halt the process immediately if:</text:span></text:p>
      <text:list xml:id="list1352376671" text:style-name="L10">
        <text:list-item>
          <text:p text:style-name="P21"><draw:control text:anchor-type="as-char" draw:z-index="46" draw:name="Control 47" draw:style-name="gr2" draw:text-style-name="P25" svg:width="0.1913in" svg:height="0.1657in" draw:control="control47"/>Any affected community has not provided free, prior, and informed consent </text:p>
        </text:list-item>
        <text:list-item>
          <text:p text:style-name="P21"><draw:control text:anchor-type="as-char" draw:z-index="47" draw:name="Control 48" draw:style-name="gr2" draw:text-style-name="P25" svg:width="0.1823in" svg:height="0.1394in" draw:control="control48"/><text:s/>Evidence emerges of previously unrecognized consciousness in affected beings </text:p>
        </text:list-item>
        <text:list-item>
          <text:p text:style-name="P21"><draw:control text:anchor-type="as-char" draw:z-index="48" draw:name="Control 49" draw:style-name="gr2" draw:text-style-name="P25" svg:width="0.165in" svg:height="0.1567in" draw:control="control49"/><text:s/>Irreversible harm to critical ecosystems or endangered species is likely </text:p>
        </text:list-item>
        <text:list-item>
          <text:p text:style-name="P21"><draw:control text:anchor-type="as-char" draw:z-index="49" draw:name="Control 50" draw:style-name="gr2" draw:text-style-name="P25" svg:width="0.1823in" svg:height="0.1394in" draw:control="control50"/><text:s/>Traditional knowledge holders raise spiritual or cultural objections </text:p>
        </text:list-item>
        <text:list-item>
          <text:p text:style-name="P21"><draw:control text:anchor-type="as-char" draw:z-index="50" draw:name="Control 51" draw:style-name="gr2" draw:text-style-name="P25" svg:width="0.1996in" svg:height="0.1394in" draw:control="control51"/>Independent advocates express serious concerns about rights violations </text:p>
        </text:list-item>
        <text:list-item>
          <text:p text:style-name="P21"><draw:control text:anchor-type="as-char" draw:z-index="51" draw:name="Control 52" draw:style-name="gr2" draw:text-style-name="P25" svg:width="0.165in" svg:height="0.1476in" draw:control="control52"/><text:s/>Monitoring reveals actual harm exceeding predicted impacts </text:p>
        </text:list-item>
        <text:list-item>
          <text:p text:style-name="P21"><draw:control text:anchor-type="as-char" draw:z-index="52" draw:name="Control 53" draw:style-name="gr2" draw:text-style-name="P25" svg:width="0.165in" svg:height="0.1476in" draw:control="control53"/>New alternatives emerge that could achieve goals with less harm </text:p>
        </text:list-item>
        <text:list-item>
          <text:p text:style-name="P20"><draw:control text:anchor-type="as-char" draw:z-index="53" draw:name="Control 54" draw:style-name="gr2" draw:text-style-name="P25" svg:width="0.1657in" svg:height="0.1394in" draw:control="control54"/><text:s/>Community resistance indicates inadequate consultation or consent </text:p>
        </text:list-item>
      </text:list>
      <text:h text:style-name="Heading_20_2" text:outline-level="2">Spiral Translation Guide</text:h>
      <text:p text:style-name="Text_20_body"><text:span text:style-name="Strong_20_Emphasis">Communicating rights-based decisions across developmental stages:</text:span></text:p>
      <text:p text:style-name="Text_20_body"><text:span text:style-name="Strong_20_Emphasis">Blue Stage Audience</text:span>: Emphasize duty, proper order, and stewardship responsibilities <text:span text:style-name="Emphasis">"This protects the natural order and fulfills our sacred duty to care for creation."</text:span></text:p>
      <text:p text:style-name="Text_20_body"><text:span text:style-name="Strong_20_Emphasis">Orange Stage Audience</text:span>: Provide empirical evidence and practical benefits <text:span text:style-name="Emphasis">"Scientific evidence shows this approach delivers better outcomes at lower cost."</text:span></text:p>
      <text:p text:style-name="Text_20_body"><text:span text:style-name="Strong_20_Emphasis">Green Stage Audience</text:span>: Highlight inclusion, empathy, and justice for marginalized beings <text:span text:style-name="Emphasis">"This ensures no being is left behind and everyone's voice is heard."</text:span></text:p>
      <text:p text:style-name="Text_20_body"><text:span text:style-name="Strong_20_Emphasis">Yellow Stage Audience</text:span>: Present systems thinking and developmental awareness <text:span text:style-name="Emphasis">"This integrates multiple perspectives while building capacity for continued growth."</text:span></text:p>
      <text:p text:style-name="Text_20_body"><text:span text:style-name="Strong_20_Emphasis">Turquoise Stage Audience</text:span>: Connect to cosmic purpose and consciousness evolution <text:span text:style-name="Emphasis">"This honors our role in the universe's awakening to itself."</text:span></text:p>
      <text:h text:style-name="Heading_20_2" text:outline-level="2">Documentation Template</text:h>
      <text:p text:style-name="Text_20_body"><text:span text:style-name="Strong_20_Emphasis">Decision Record:</text:span></text:p>
      <text:list xml:id="list1511360890" text:style-name="L11">
        <text:list-item>
          <text:p text:style-name="P23">Date: ___________ <draw:control text:anchor-type="as-char" draw:z-index="54" draw:name="Control 55" draw:style-name="gr1" draw:text-style-name="P24" svg:width="1.7795in" svg:height="0.2004in" draw:control="control55"/></text:p>
        </text:list-item>
        <text:list-item>
          <text:p text:style-name="P23">Decision Maker(s): ___________ <draw:control text:anchor-type="as-char" draw:z-index="55" draw:name="Control 56" draw:style-name="gr1" draw:text-style-name="P24" svg:width="1.7803in" svg:height="0.148in" draw:control="control56"/></text:p>
        </text:list-item>
        <text:list-item>
          <text:p text:style-name="P23">Affected Beings (by tier): <text:s/><draw:control text:anchor-type="as-char" draw:z-index="56" draw:name="Control 57" draw:style-name="gr1" draw:text-style-name="P24" svg:width="2.2248in" svg:height="0.1476in" draw:control="control57"/></text:p>
        </text:list-item>
        <text:list-item>
          <text:p text:style-name="P23">Rights Assessment Summary: <draw:control text:anchor-type="as-char" draw:z-index="57" draw:name="Control 58" draw:style-name="gr1" draw:text-style-name="P24" svg:width="1.9807in" svg:height="0.148in" draw:control="control58"/></text:p>
        </text:list-item>
        <text:list-item>
          <text:p text:style-name="P23"><text:soft-page-break/>Alternatives Considered: <draw:control text:anchor-type="as-char" draw:z-index="58" draw:name="Control 59" draw:style-name="gr1" draw:text-style-name="P24" svg:width="2.3185in" svg:height="0.165in" draw:control="control59"/></text:p>
        </text:list-item>
        <text:list-item>
          <text:p text:style-name="P23">Mitigation Measures: <draw:control text:anchor-type="as-char" draw:z-index="59" draw:name="Control 60" draw:style-name="gr1" draw:text-style-name="P24" svg:width="2.5331in" svg:height="0.2087in" draw:control="control60"/></text:p>
        </text:list-item>
        <text:list-item>
          <text:p text:style-name="P23">Cultural Consultations: <draw:control text:anchor-type="as-char" draw:z-index="60" draw:name="Control 61" draw:style-name="gr1" draw:text-style-name="P24" svg:width="3.2031in" svg:height="0.1831in" draw:control="control61"/></text:p>
        </text:list-item>
        <text:list-item>
          <text:p text:style-name="P23">Monitoring Plan: <draw:control text:anchor-type="as-char" draw:z-index="61" draw:name="Control 62" draw:style-name="gr1" draw:text-style-name="P24" svg:width="3.6094in" svg:height="0.1831in" draw:control="control62"/></text:p>
        </text:list-item>
        <text:list-item>
          <text:p text:style-name="P23">Review Date: <draw:control text:anchor-type="as-char" draw:z-index="62" draw:name="Control 63" draw:style-name="gr1" draw:text-style-name="P24" svg:width="2.0142in" svg:height="0.174in" draw:control="control63"/></text:p>
        </text:list-item>
        <text:list-item>
          <text:p text:style-name="P22">Approval Signatures: _____________________________________________ </text:p>
        </text:list-item>
      </text:list>
      <text:p text:style-name="Text_20_body">This decision matrix serves as both practical tool and consciousness-raising exercise, helping decision-makers recognize the full scope of beings affected by their choices while providing frameworks for honoring the rights of all beings across the spectrum of consciousnes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2T14:42:16.041464291</meta:creation-date>
    <dc:date>2025-07-12T14:48:24.024435267</dc:date>
    <meta:editing-duration>PT6M8S</meta:editing-duration>
    <meta:editing-cycles>1</meta:editing-cycles>
    <meta:document-statistic meta:table-count="1" meta:image-count="0" meta:object-count="0" meta:page-count="4" meta:paragraph-count="119" meta:word-count="962" meta:character-count="7043" meta:non-whitespace-character-count="6169"/>
    <meta:generator>LibreOffice/7.3.7.2$Linux_X86_64 LibreOffice_project/30$Build-2</meta:generator>
  </office:meta>
</office:document-meta>
</file>